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das</text:p>
          </table:table-cell>
        </table:table-row>
        <table:table-row table:style-name="ro1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table:number-columns-repeated="2"/>
          <table:table-cell office:value-type="string">
            <text:p>der</text:p>
          </table:table-cell>
        </table:table-row>
        <table:table-row table:style-name="ro1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table:number-columns-repeated="2"/>
          <table:table-cell office:value-type="string">
            <text:p>die</text:p>
          </table:table-cell>
        </table:table-row>
        <table:table-row table:style-name="ro1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table:number-columns-repeated="3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table:number-columns-repeated="3"/>
        </table:table-row>
        <table:table-row table:style-name="ro1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table:number-columns-repeated="3"/>
        </table:table-row>
        <table:table-row table:style-name="ro1">
          <table:table-cell office:value-type="string">
            <text:p>abberufen</text:p>
          </table:table-cell>
          <table:table-cell office:value-type="string">
            <text:p>recall</text:p>
          </table:table-cell>
          <table:table-cell table:number-columns-repeated="5"/>
        </table:table-row>
        <table:table-row table:style-name="ro1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table:number-columns-repeated="5"/>
        </table:table-row>
        <table:table-row table:style-name="ro1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table:number-columns-repeated="5"/>
        </table:table-row>
        <table:table-row table:style-name="ro1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table:number-columns-repeated="5"/>
        </table:table-row>
        <table:table-row table:style-name="ro1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table:number-columns-repeated="5"/>
        </table:table-row>
        <table:table-row table:style-name="ro1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table:number-columns-repeated="5"/>
        </table:table-row>
        <table:table-row table:style-name="ro1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table:number-columns-repeated="5"/>
        </table:table-row>
        <table:table-row table:style-name="ro1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table:number-columns-repeated="5"/>
        </table:table-row>
        <table:table-row table:style-name="ro1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table:number-columns-repeated="5"/>
        </table:table-row>
        <table:table-row table:style-name="ro1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table:number-columns-repeated="5"/>
        </table:table-row>
        <table:table-row table:style-name="ro1">
          <table:table-cell office:value-type="string">
            <text:p>abbuchen</text:p>
          </table:table-cell>
          <table:table-cell office:value-type="string">
            <text:p>debit</text:p>
          </table:table-cell>
          <table:table-cell table:number-columns-repeated="5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table:number-columns-repeated="5"/>
        </table:table-row>
        <table:table-row table:style-name="ro1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20/02/2016</text:date>, <text:time>15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2-20T15:10:28.92</dc:date>
    <meta:editing-duration>PT18M51S</meta:editing-duration>
    <meta:editing-cycles>5</meta:editing-cycles>
    <meta:generator>OpenOffice/4.0.1$Win32 OpenOffice.org_project/401m5$Build-9714</meta:generator>
    <meta:document-statistic meta:table-count="3" meta:cell-count="67" meta:object-count="0"/>
  </office:meta>
</office:document-meta>
</file>